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F4000001F485AA3BABE9B0AC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166cm" fo:margin-left="0.206cm" fo:margin-top="0cm" fo:margin-bottom="0cm" table:align="left" style:writing-mode="lr-tb"/>
    </style:style>
    <style:style style:name="Table1.A" style:family="table-column">
      <style:table-column-properties style:column-width="2.455cm"/>
    </style:style>
    <style:style style:name="Table1.B" style:family="table-column">
      <style:table-column-properties style:column-width="2.309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2.776cm"/>
    </style:style>
    <style:style style:name="Table1.E" style:family="table-column">
      <style:table-column-properties style:column-width="3.66cm"/>
    </style:style>
    <style:style style:name="Table1.F" style:family="table-column">
      <style:table-column-properties style:column-width="1.392cm"/>
    </style:style>
    <style:style style:name="Table1.1" style:family="table-row">
      <style:table-row-properties style:min-row-height="1.184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392cm" fo:keep-together="auto"/>
    </style:style>
    <style:style style:name="Table1.3" style:family="table-row">
      <style:table-row-properties style:min-row-height="3.041cm" fo:keep-together="auto"/>
    </style:style>
    <style:style style:name="Table1.5" style:family="table-row">
      <style:table-row-properties style:min-row-height="3.043cm" fo:keep-together="auto"/>
    </style:style>
    <style:style style:name="Table1.7" style:family="table-row">
      <style:table-row-properties style:min-row-height="2.154cm" fo:keep-together="auto"/>
    </style:style>
    <style:style style:name="P1" style:family="paragraph" style:parent-style-name="Standard">
      <style:paragraph-properties fo:margin-left="0.282cm" fo:margin-right="0cm" fo:margin-top="0.473cm" fo:margin-bottom="0cm" loext:contextual-spacing="false" fo:text-align="start" style:justify-single-word="false" fo:text-indent="0cm" style:auto-text-indent="false"/>
    </style:style>
    <style:style style:name="P2" style:family="paragraph" style:parent-style-name="Table_20_Paragraph">
      <style:text-properties style:font-name="Times New Roman" fo:font-size="14pt" style:font-size-asian="14pt"/>
    </style:style>
    <style:style style:name="P3" style:family="paragraph" style:parent-style-name="Table_20_Paragraph">
      <style:text-properties fo:font-size="18pt" fo:font-weight="bold" style:font-size-asian="18pt" style:font-weight-asian="bold"/>
    </style:style>
    <style:style style:name="P4" style:family="paragraph" style:parent-style-name="Table_20_Paragraph">
      <style:paragraph-properties fo:margin-left="0.088cm" fo:margin-right="0cm" fo:line-height="0.63cm" fo:text-indent="0cm" style:auto-text-indent="false"/>
    </style:style>
    <style:style style:name="P5" style:family="paragraph" style:parent-style-name="Table_20_Paragraph">
      <style:paragraph-properties fo:margin-left="0.088cm" fo:margin-right="0cm" fo:margin-top="0.534cm" fo:margin-bottom="0cm" loext:contextual-spacing="false" fo:text-indent="0cm" style:auto-text-indent="false"/>
    </style:style>
    <style:style style:name="P6" style:family="paragraph" style:parent-style-name="Table_20_Paragraph">
      <style:paragraph-properties fo:margin-left="0.088cm" fo:margin-right="0cm" fo:margin-top="0.457cm" fo:margin-bottom="0cm" loext:contextual-spacing="false" fo:text-indent="0cm" style:auto-text-indent="false"/>
    </style:style>
    <style:style style:name="P7" style:family="paragraph" style:parent-style-name="Table_20_Paragraph">
      <style:paragraph-properties fo:margin-left="0.088cm" fo:margin-right="0cm" fo:margin-top="0.455cm" fo:margin-bottom="0cm" loext:contextual-spacing="false" fo:text-indent="0cm" style:auto-text-indent="false"/>
    </style:style>
    <style:style style:name="P8" style:family="paragraph" style:parent-style-name="Table_20_Paragraph">
      <style:paragraph-properties fo:margin-left="0.014cm" fo:margin-right="0cm" fo:margin-top="0.534cm" fo:margin-bottom="0cm" loext:contextual-spacing="false" fo:text-indent="0cm" style:auto-text-indent="false"/>
    </style:style>
    <style:style style:name="P9" style:family="paragraph" style:parent-style-name="Table_20_Paragraph">
      <style:paragraph-properties fo:margin-left="0.014cm" fo:margin-right="0cm" fo:margin-top="0.455cm" fo:margin-bottom="0cm" loext:contextual-spacing="false" fo:text-indent="0cm" style:auto-text-indent="false"/>
    </style:style>
    <style:style style:name="P10" style:family="paragraph" style:parent-style-name="Table_20_Paragraph">
      <style:paragraph-properties fo:margin-left="0cm" fo:margin-right="0.141cm" fo:margin-top="0.534cm" fo:margin-bottom="0cm" loext:contextual-spacing="false" fo:text-align="end" style:justify-single-word="false" fo:text-indent="0cm" style:auto-text-indent="false"/>
    </style:style>
    <style:style style:name="P11" style:family="paragraph" style:parent-style-name="Table_20_Paragraph">
      <style:paragraph-properties fo:margin-left="0cm" fo:margin-right="0.141cm" fo:margin-top="0.457cm" fo:margin-bottom="0cm" loext:contextual-spacing="false" fo:text-align="end" style:justify-single-word="false" fo:text-indent="0cm" style:auto-text-indent="false"/>
    </style:style>
    <style:style style:name="P12" style:family="paragraph" style:parent-style-name="Table_20_Paragraph">
      <style:paragraph-properties fo:margin-left="0cm" fo:margin-right="0.141cm" fo:margin-top="0.455cm" fo:margin-bottom="0cm" loext:contextual-spacing="false" fo:text-align="end" style:justify-single-word="false" fo:text-indent="0cm" style:auto-text-indent="false"/>
    </style:style>
    <style:style style:name="P13" style:family="paragraph" style:parent-style-name="Table_20_Paragraph">
      <style:paragraph-properties fo:margin-left="0.483cm" fo:margin-right="0cm" fo:margin-top="0.534cm" fo:margin-bottom="0cm" loext:contextual-spacing="false" fo:text-indent="0cm" style:auto-text-indent="false"/>
    </style:style>
    <style:style style:name="P14" style:family="paragraph" style:parent-style-name="Table_20_Paragraph">
      <style:paragraph-properties fo:margin-left="0.483cm" fo:margin-right="0cm" fo:margin-top="0.455cm" fo:margin-bottom="0cm" loext:contextual-spacing="false" fo:text-indent="0cm" style:auto-text-indent="false"/>
    </style:style>
    <style:style style:name="P15" style:family="paragraph" style:parent-style-name="Table_20_Paragraph">
      <style:paragraph-properties fo:margin-left="0.483cm" fo:margin-right="0cm" fo:margin-top="0.457cm" fo:margin-bottom="0cm" loext:contextual-spacing="false" fo:text-indent="0cm" style:auto-text-indent="false"/>
    </style:style>
    <style:style style:name="P16" style:family="paragraph" style:parent-style-name="Table_20_Paragraph">
      <style:paragraph-properties fo:margin-left="0cm" fo:margin-right="0.229cm" fo:margin-top="0.534cm" fo:margin-bottom="0cm" loext:contextual-spacing="false" fo:text-align="end" style:justify-single-word="false" fo:text-indent="0cm" style:auto-text-indent="false"/>
    </style:style>
    <style:style style:name="P17" style:family="paragraph" style:parent-style-name="Table_20_Paragraph">
      <style:paragraph-properties fo:margin-left="0cm" fo:margin-right="0.229cm" fo:margin-top="0.457cm" fo:margin-bottom="0cm" loext:contextual-spacing="false" fo:text-align="end" style:justify-single-word="false" fo:text-indent="0cm" style:auto-text-indent="false"/>
    </style:style>
    <style:style style:name="P18" style:family="paragraph" style:parent-style-name="Table_20_Paragraph">
      <style:paragraph-properties fo:margin-left="0cm" fo:margin-right="0.229cm" fo:margin-top="0.455cm" fo:margin-bottom="0cm" loext:contextual-spacing="false" fo:text-align="end" style:justify-single-word="false" fo:text-indent="0cm" style:auto-text-indent="false"/>
    </style:style>
    <style:style style:name="P19" style:family="paragraph" style:parent-style-name="Table_20_Paragraph">
      <style:paragraph-properties fo:margin-left="0.03cm" fo:margin-right="0cm" fo:margin-top="0.534cm" fo:margin-bottom="0cm" loext:contextual-spacing="false" fo:text-align="center" style:justify-single-word="false" fo:text-indent="0cm" style:auto-text-indent="false"/>
    </style:style>
    <style:style style:name="P20" style:family="paragraph" style:parent-style-name="Table_20_Paragraph">
      <style:paragraph-properties fo:margin-left="0.03cm" fo:margin-right="0cm" fo:margin-top="0.457cm" fo:margin-bottom="0cm" loext:contextual-spacing="false" fo:text-align="center" style:justify-single-word="false" fo:text-indent="0cm" style:auto-text-indent="false"/>
    </style:style>
    <style:style style:name="P21" style:family="paragraph" style:parent-style-name="Table_20_Paragraph">
      <style:paragraph-properties fo:margin-left="0.03cm" fo:margin-right="0cm" fo:margin-top="0.455cm" fo:margin-bottom="0cm" loext:contextual-spacing="false" fo:text-align="center" style:justify-single-word="false" fo:text-indent="0cm" style:auto-text-indent="false"/>
    </style:style>
    <style:style style:name="P22" style:family="paragraph" style:parent-style-name="Table_20_Paragraph">
      <style:paragraph-properties fo:margin-left="0.169cm" fo:margin-right="0cm" fo:margin-top="0.457cm" fo:margin-bottom="0cm" loext:contextual-spacing="false" fo:text-indent="0cm" style:auto-text-indent="false"/>
    </style:style>
    <style:style style:name="P23" style:family="paragraph" style:parent-style-name="Table_20_Paragraph">
      <style:paragraph-properties fo:margin-left="0.169cm" fo:margin-right="0cm" fo:margin-top="0.455cm" fo:margin-bottom="0cm" loext:contextual-spacing="false" fo:text-indent="0cm" style:auto-text-indent="false"/>
    </style:style>
    <style:style style:name="P24" style:family="paragraph" style:parent-style-name="Table_20_Paragraph">
      <style:paragraph-properties fo:margin-left="0.639cm" fo:margin-right="0cm" fo:margin-top="0.457cm" fo:margin-bottom="0cm" loext:contextual-spacing="false" fo:text-indent="0cm" style:auto-text-indent="false"/>
    </style:style>
    <style:style style:name="P25" style:family="paragraph" style:parent-style-name="Table_20_Paragraph">
      <style:paragraph-properties fo:margin-left="0.395cm" fo:margin-right="0cm" fo:margin-top="0.457cm" fo:margin-bottom="0cm" loext:contextual-spacing="false" fo:text-indent="0cm" style:auto-text-indent="false"/>
    </style:style>
    <style:style style:name="P26" style:family="paragraph" style:parent-style-name="Table_20_Paragraph">
      <style:paragraph-properties fo:margin-left="0.238cm" fo:margin-right="0cm" fo:margin-top="0.455cm" fo:margin-bottom="0cm" loext:contextual-spacing="false" fo:text-indent="0cm" style:auto-text-indent="false"/>
    </style:style>
    <style:style style:name="P27" style:family="paragraph" style:parent-style-name="Table_20_Paragraph">
      <style:paragraph-properties fo:margin-left="0.238cm" fo:margin-right="0cm" fo:margin-top="0.457cm" fo:margin-bottom="0cm" loext:contextual-spacing="false" fo:text-indent="0cm" style:auto-text-indent="false"/>
    </style:style>
    <style:style style:name="P28" style:family="paragraph" style:parent-style-name="Frame_20_contents">
      <style:paragraph-properties fo:margin-left="0.035cm" fo:margin-right="0cm" fo:margin-top="0.014cm" fo:margin-bottom="0cm" loext:contextual-spacing="false" fo:text-align="start" style:justify-single-word="false" fo:text-indent="0cm" style:auto-text-indent="false"/>
    </style:style>
    <style:style style:name="P29" style:family="paragraph" style:parent-style-name="Frame_20_contents">
      <style:paragraph-properties fo:margin-left="0.035cm" fo:margin-right="0cm" fo:margin-top="0.494cm" fo:margin-bottom="0cm" loext:contextual-spacing="false" fo:text-align="start" style:justify-single-word="false" fo:text-indent="0cm" style:auto-text-indent="false"/>
    </style:style>
    <style:style style:name="P30" style:family="paragraph" style:parent-style-name="Frame_20_contents">
      <style:paragraph-properties fo:margin-left="0.035cm" fo:margin-right="0cm" fo:margin-top="0.021cm" fo:margin-bottom="0cm" loext:contextual-spacing="false" fo:text-align="start" style:justify-single-word="false" fo:text-indent="0cm" style:auto-text-indent="false"/>
    </style:style>
    <style:style style:name="P31" style:family="paragraph" style:parent-style-name="Text_20_body">
      <style:text-properties style:font-name="Times New Roman" fo:font-size="10pt" fo:font-weight="normal" style:font-size-asian="10pt" style:font-weight-asian="normal"/>
    </style:style>
    <style:style style:name="P32" style:family="paragraph" style:parent-style-name="Text_20_body">
      <style:text-properties style:font-name="Arial MT" fo:font-size="10pt" fo:font-weight="normal" style:font-size-asian="10pt" style:font-weight-asian="normal"/>
    </style:style>
    <style:style style:name="P33" style:family="paragraph" style:parent-style-name="Text_20_body">
      <style:text-properties style:font-name="Arial MT" fo:font-size="13pt" fo:font-weight="normal" style:font-size-asian="13pt" style:font-weight-asian="normal"/>
    </style:style>
    <style:style style:name="P34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35" style:family="paragraph" style:parent-style-name="Text_20_body">
      <style:text-properties fo:font-size="10pt" style:font-size-asian="10pt"/>
    </style:style>
    <style:style style:name="P36" style:family="paragraph" style:parent-style-name="Text_20_body" style:master-page-name="Standard">
      <style:paragraph-properties style:page-number="auto"/>
      <style:text-properties style:font-name="Times New Roman" fo:font-size="10pt" fo:font-weight="normal" style:font-size-asian="10pt" style:font-weight-asian="normal"/>
    </style:style>
    <style:style style:name="P37" style:family="paragraph" style:parent-style-name="Text_20_body">
      <style:paragraph-properties fo:margin-left="0.282cm" fo:margin-right="0cm" fo:margin-top="0.157cm" fo:margin-bottom="0cm" loext:contextual-spacing="false" fo:text-indent="0cm" style:auto-text-indent="false"/>
    </style:style>
    <style:style style:name="P38" style:family="paragraph" style:parent-style-name="Text_20_body">
      <style:paragraph-properties fo:margin-left="0.282cm" fo:margin-right="0cm" fo:margin-top="0.157cm" fo:margin-bottom="0cm" loext:contextual-spacing="false" fo:text-indent="0cm" style:auto-text-indent="false" fo:break-before="column"/>
    </style:style>
    <style:style style:name="P39" style:family="paragraph" style:parent-style-name="Text_20_body">
      <style:paragraph-properties fo:margin-left="0.282cm" fo:margin-right="0cm" fo:margin-top="0.367cm" fo:margin-bottom="0cm" loext:contextual-spacing="false" fo:text-indent="0cm" style:auto-text-indent="false"/>
    </style:style>
    <style:style style:name="P40" style:family="paragraph" style:parent-style-name="Text_20_body">
      <style:paragraph-properties fo:margin-left="0.282cm" fo:margin-right="0cm" fo:margin-top="0.367cm" fo:margin-bottom="0cm" loext:contextual-spacing="false" fo:text-indent="0cm" style:auto-text-indent="false" fo:break-before="column"/>
    </style:style>
    <style:style style:name="P41" style:family="paragraph" style:parent-style-name="Text_20_body">
      <style:paragraph-properties fo:margin-left="0.282cm" fo:margin-right="0cm" fo:margin-top="0.363cm" fo:margin-bottom="0cm" loext:contextual-spacing="false" fo:text-indent="0cm" style:auto-text-indent="false"/>
    </style:style>
    <style:style style:name="P42" style:family="paragraph" style:parent-style-name="Text_20_body">
      <style:paragraph-properties fo:margin-left="0.282cm" fo:margin-right="0cm" fo:margin-top="0.363cm" fo:margin-bottom="0cm" loext:contextual-spacing="false" fo:text-indent="0cm" style:auto-text-indent="false" fo:break-before="column"/>
    </style:style>
    <style:style style:name="P43" style:family="paragraph" style:parent-style-name="Text_20_body">
      <style:paragraph-properties fo:margin-top="0.005cm" fo:margin-bottom="0cm" loext:contextual-spacing="false"/>
      <style:text-properties fo:font-size="12pt" style:font-size-asian="12pt"/>
    </style:style>
    <style:style style:name="P44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none"/>
      <style:paragraph-properties fo:text-align="center"/>
    </style:style>
    <style:style style:name="T1" style:family="text">
      <style:text-properties style:font-name="Arial MT" fo:font-size="16pt" style:font-size-asian="16pt"/>
    </style:style>
    <style:style style:name="T2" style:family="text">
      <style:text-properties style:font-name="Arial MT" fo:font-size="16pt" fo:letter-spacing="-0.004cm" style:font-size-asian="16pt"/>
    </style:style>
    <style:style style:name="T3" style:family="text">
      <style:text-properties style:font-name="Arial MT" fo:font-size="16pt" fo:letter-spacing="-0.002cm" style:font-size-asian="16pt"/>
    </style:style>
    <style:style style:name="T4" style:family="text">
      <style:text-properties style:font-name="Arial MT" fo:font-size="12pt" style:font-size-asian="12pt"/>
    </style:style>
    <style:style style:name="T5" style:family="text">
      <style:text-properties style:font-name="Arial MT" fo:font-size="10pt" style:font-size-asian="10pt"/>
    </style:style>
    <style:style style:name="T6" style:family="text">
      <style:text-properties style:font-name="Arial MT" fo:font-size="10pt" fo:letter-spacing="0.183cm" style:font-size-asian="10pt"/>
    </style:style>
    <style:style style:name="T7" style:family="text">
      <style:text-properties fo:color="#1f487c" fo:font-size="18pt" fo:font-weight="bold" style:font-size-asian="18pt" style:font-weight-asian="bold"/>
    </style:style>
    <style:style style:name="T8" style:family="text">
      <style:text-properties fo:color="#1f487c" fo:font-size="18pt" fo:letter-spacing="-0.004cm" fo:font-weight="bold" style:font-size-asian="18pt" style:font-weight-asian="bold"/>
    </style:style>
    <style:style style:name="T9" style:family="text">
      <style:text-properties fo:color="#1f487c" style:font-name="Arial MT" fo:font-size="12pt" style:font-size-asian="12pt"/>
    </style:style>
    <style:style style:name="T10" style:family="text">
      <style:text-properties fo:color="#1f487c" style:font-name="Arial MT" fo:font-size="12pt" fo:letter-spacing="-0.005cm" style:font-size-asian="12pt"/>
    </style:style>
    <style:style style:name="T11" style:family="text">
      <style:text-properties fo:color="#1f487c" style:font-name="Arial MT" fo:font-size="12pt" fo:letter-spacing="-0.009cm" style:font-size-asian="12pt"/>
    </style:style>
    <style:style style:name="T12" style:family="text">
      <style:text-properties fo:color="#1f487c" style:font-name="Arial MT" fo:font-size="10pt" style:font-size-asian="10pt"/>
    </style:style>
    <style:style style:name="T13" style:family="text">
      <style:text-properties fo:color="#1f487c" style:font-name="Arial MT" fo:font-size="10pt" fo:letter-spacing="-0.002cm" style:font-size-asian="10pt"/>
    </style:style>
    <style:style style:name="T14" style:family="text">
      <style:text-properties fo:color="#1f487c" style:font-name="Arial MT" fo:font-size="10pt" fo:letter-spacing="-0.005cm" style:font-size-asian="10pt"/>
    </style:style>
    <style:style style:name="T15" style:family="text">
      <style:text-properties fo:color="#1f487c" style:font-name="Arial MT" fo:font-size="10pt" fo:letter-spacing="-0.004cm" style:font-size-asian="10pt"/>
    </style:style>
    <style:style style:name="T16" style:family="text">
      <style:text-properties fo:color="#1f487c" fo:font-size="16pt" fo:font-weight="bold" style:font-size-asian="16pt" style:font-weight-asian="bold"/>
    </style:style>
    <style:style style:name="T17" style:family="text">
      <style:text-properties fo:font-size="18pt" fo:font-weight="bold" style:font-size-asian="18pt" style:font-weight-asian="bold"/>
    </style:style>
    <style:style style:name="T18" style:family="text">
      <style:text-properties fo:color="#0000ff" style:font-name="Arial MT" fo:font-size="10pt" style:text-underline-style="solid" style:text-underline-width="auto" style:text-underline-color="#0000ff" style:font-size-asian="10pt"/>
    </style:style>
    <style:style style:name="T19" style:family="text">
      <style:text-properties fo:letter-spacing="-0.004cm"/>
    </style:style>
    <style:style style:name="T20" style:family="text">
      <style:text-properties fo:letter-spacing="-0.002cm"/>
    </style:style>
    <style:style style:name="T21" style:family="text">
      <style:text-properties fo:font-size="16pt" fo:font-weight="bold" style:font-size-asian="16pt" style:font-weight-asian="bold"/>
    </style:style>
    <style:style style:name="T22" style:family="text">
      <style:text-properties fo:font-size="16pt" fo:letter-spacing="-0.004cm" fo:font-weight="bold" style:font-size-asian="16pt" style:font-weight-asian="bold"/>
    </style:style>
    <style:style style:name="T23" style:family="text">
      <style:text-properties fo:color="#ff0000" fo:font-size="16pt" fo:font-weight="bold" style:font-size-asian="16pt" style:font-weight-asian="bold"/>
    </style:style>
    <style:style style:name="T24" style:family="text">
      <style:text-properties fo:color="#ff0000" fo:font-size="16pt" fo:font-weight="bold" style:font-size-asian="16pt" style:font-weight-asian="bold" style:text-scale="99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3">
          <style:column style:rel-width="16758*" fo:start-indent="0cm" fo:end-indent="2.12cm"/>
          <style:column style:rel-width="25154*" fo:start-indent="2.12cm" fo:end-indent="2.12cm"/>
          <style:column style:rel-width="23623*" fo:start-indent="2.12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16758*" fo:start-indent="0cm" fo:end-indent="2.12cm"/>
          <style:column style:rel-width="25154*" fo:start-indent="2.12cm" fo:end-indent="2.12cm"/>
          <style:column style:rel-width="23623*" fo:start-indent="2.12cm" fo:end-indent="0cm"/>
        </style:columns>
      </style:section-properties>
    </style:style>
    <style:style style:name="gr1" style:family="graphic">
      <style:graphic-properties draw:stroke="solid" svg:stroke-width="0.053cm" svg:stroke-color="#1f487c" draw:stroke-linejoin="round" draw:fill="solid" draw:fill-color="#ffffff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497dba" draw:stroke-linejoin="round" draw:fill="solid" draw:fill-color="#ffffff" draw:textarea-horizontal-align="center" draw:textarea-vertical-align="top" fo:padding-top="0.012cm" fo:padding-bottom="0.012cm" fo:padding-left="0.012cm" fo:padding-right="0.012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round" draw:fill="none" draw:textarea-horizontal-align="center" draw:textarea-vertical-align="top" fo:padding-top="0.012cm" fo:padding-bottom="0.012cm" fo:padding-left="0.012cm" fo:padding-right="0.012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round" draw:fill="none" draw:textarea-horizontal-align="center" draw:textarea-vertical-align="top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6"/>
        <text:p text:style-name="P31"/>
        <text:p text:style-name="P31"/>
        <text:p text:style-name="P1"><draw:rect text:anchor-type="char" draw:z-index="25" draw:style-name="gr4" draw:text-style-name="P46" svg:width="1.271cm" svg:height="1.271cm" svg:x="10.954cm" svg:y="1.912cm"><text:p/></draw:rect><draw:rect text:anchor-type="char" draw:z-index="26" draw:style-name="gr4" draw:text-style-name="P46" svg:width="1.271cm" svg:height="1.271cm" svg:x="17.251cm" svg:y="1.912cm"><text:p/></draw:rect><text:span text:style-name="T1">Write</text:span><text:span text:style-name="T2"> </text:span><text:span text:style-name="T1">the</text:span><text:span text:style-name="T3"> </text:span><text:span text:style-name="T1">sum</text:span><text:span text:style-name="T2"> </text:span><text:span text:style-name="T1">in</text:span><text:span text:style-name="T2"> </text:span><text:span text:style-name="T1">the</text:span><text:span text:style-name="T2"> </text:span><text:span text:style-name="T1">box provided.</text:span></text:p>
        <text:p text:style-name="P32"/>
        <text:p text:style-name="P33"/>
      </text:section>
      <text:section text:style-name="Sect2" text:name="Section1">
        <text:p text:style-name="P37"><draw:rect text:anchor-type="char" draw:z-index="24" draw:style-name="gr4" draw:text-style-name="P46" svg:width="1.271cm" svg:height="1.271cm" svg:x="4.577cm" svg:y="-0.141cm"><text:p/></draw:rect>5<text:span text:style-name="T19"> </text:span>+<text:span text:style-name="T20"> </text:span>5<text:span text:style-name="T20"> </text:span>=</text:p>
        <text:p text:style-name="P38">6<text:span text:style-name="T19"> </text:span>+<text:span text:style-name="T20"> </text:span>6<text:span text:style-name="T20"> </text:span>=</text:p>
        <text:p text:style-name="P38">4<text:span text:style-name="T19"> </text:span>+<text:span text:style-name="T20"> </text:span>4<text:span text:style-name="T20"> </text:span>=</text:p>
      </text:section>
      <text:section text:style-name="Sect1" text:name="Section2">
        <text:p text:style-name="P35"/>
        <text:p text:style-name="P35"/>
        <text:p text:style-name="P35"/>
        <text:p text:style-name="P35"/>
        <text:p text:style-name="P35"/>
      </text:section>
      <text:section text:style-name="Sect2" text:name="Section3">
        <text:p text:style-name="P39"><draw:rect text:anchor-type="char" draw:z-index="21" draw:style-name="gr4" draw:text-style-name="P46" svg:width="1.271cm" svg:height="1.271cm" svg:x="4.577cm" svg:y="0.064cm"><text:p/></draw:rect>2<text:span text:style-name="T19"> </text:span>+<text:span text:style-name="T20"> </text:span>2<text:span text:style-name="T20"> </text:span>=</text:p>
        <text:p text:style-name="P40">1<text:span text:style-name="T19"> </text:span>+<text:span text:style-name="T20"> </text:span>1<text:span text:style-name="T20"> </text:span>=</text:p>
        <text:p text:style-name="P40">9<text:span text:style-name="T19"> </text:span>+<text:span text:style-name="T20"> </text:span>9<text:span text:style-name="T20"> </text:span>=</text:p>
      </text:section>
      <text:section text:style-name="Sect1" text:name="Section4">
        <text:p text:style-name="P35"/>
        <text:p text:style-name="P35"/>
        <text:p text:style-name="P35"/>
        <text:p text:style-name="P35"/>
        <text:p text:style-name="P35"/>
      </text:section>
      <text:section text:style-name="Sect2" text:name="Section5">
        <text:p text:style-name="P41"><draw:rect text:anchor-type="char" draw:z-index="22" draw:style-name="gr4" draw:text-style-name="P46" svg:width="1.271cm" svg:height="1.271cm" svg:x="10.954cm" svg:y="-2.977cm"><text:p/></draw:rect><draw:rect text:anchor-type="char" draw:z-index="23" draw:style-name="gr4" draw:text-style-name="P46" svg:width="1.271cm" svg:height="1.271cm" svg:x="17.251cm" svg:y="-2.977cm"><text:p/></draw:rect><draw:rect text:anchor-type="char" draw:z-index="27" draw:style-name="gr4" draw:text-style-name="P46" svg:width="1.271cm" svg:height="1.271cm" svg:x="4.577cm" svg:y="0.064cm"><text:p/></draw:rect>3<text:span text:style-name="T19"> </text:span>+<text:span text:style-name="T20"> </text:span>3<text:span text:style-name="T20"> </text:span>=</text:p>
        <text:p text:style-name="P42">8<text:span text:style-name="T19"> </text:span>+<text:span text:style-name="T20"> </text:span>8<text:span text:style-name="T20"> </text:span>=</text:p>
        <text:p text:style-name="P42">5<text:span text:style-name="T19"> </text:span>+<text:span text:style-name="T20"> </text:span>5<text:span text:style-name="T20"> </text:span>=</text:p>
      </text:section>
      <text:section text:style-name="Sect1" text:name="Section6">
        <text:p text:style-name="P35"/>
        <text:p text:style-name="P35"/>
        <text:p text:style-name="P35"/>
        <text:p text:style-name="P35"/>
        <text:p text:style-name="P35"/>
      </text:section>
      <text:section text:style-name="Sect2" text:name="Section7">
        <text:p text:style-name="P39"><draw:rect text:anchor-type="char" draw:z-index="28" draw:style-name="gr4" draw:text-style-name="P46" svg:width="1.271cm" svg:height="1.271cm" svg:x="10.954cm" svg:y="-2.976cm"><text:p/></draw:rect><draw:rect text:anchor-type="char" draw:z-index="29" draw:style-name="gr4" draw:text-style-name="P46" svg:width="1.271cm" svg:height="1.271cm" svg:x="17.251cm" svg:y="-2.976cm"><text:p/></draw:rect><draw:rect text:anchor-type="char" draw:z-index="30" draw:style-name="gr4" draw:text-style-name="P46" svg:width="1.271cm" svg:height="1.271cm" svg:x="4.577cm" svg:y="0.064cm"><text:p/></draw:rect>0<text:span text:style-name="T19"> </text:span>+<text:span text:style-name="T20"> </text:span>0<text:span text:style-name="T20"> </text:span>=</text:p>
        <text:p text:style-name="P40">7<text:span text:style-name="T19"> </text:span>+<text:span text:style-name="T20"> </text:span>7<text:span text:style-name="T20"> </text:span>=</text:p>
        <text:p text:style-name="P40">2<text:span text:style-name="T19"> </text:span>+<text:span text:style-name="T20"> </text:span>2<text:span text:style-name="T20"> </text:span>=</text:p>
      </text:section>
      <text:section text:style-name="Sect1" text:name="Section8">
        <text:p text:style-name="P35"/>
        <text:p text:style-name="P35"/>
        <text:p text:style-name="P35"/>
        <text:p text:style-name="P35"/>
        <text:p text:style-name="P35"/>
      </text:section>
      <text:section text:style-name="Sect2" text:name="Section9">
        <text:p text:style-name="P39"><draw:rect text:anchor-type="char" draw:z-index="31" draw:style-name="gr4" draw:text-style-name="P46" svg:width="1.271cm" svg:height="1.271cm" svg:x="10.954cm" svg:y="-2.977cm"><text:p/></draw:rect><draw:rect text:anchor-type="char" draw:z-index="32" draw:style-name="gr4" draw:text-style-name="P46" svg:width="1.271cm" svg:height="1.271cm" svg:x="17.251cm" svg:y="-2.977cm"><text:p/></draw:rect><draw:rect text:anchor-type="char" draw:z-index="33" draw:style-name="gr4" draw:text-style-name="P46" svg:width="1.271cm" svg:height="1.271cm" svg:x="4.577cm" svg:y="0.064cm"><text:p/></draw:rect><draw:rect text:anchor-type="char" draw:z-index="37" draw:style-name="gr4" draw:text-style-name="P46" svg:width="1.271cm" svg:height="1.271cm" svg:x="10.954cm" svg:y="3.106cm"><text:p/></draw:rect><draw:rect text:anchor-type="char" draw:z-index="38" draw:style-name="gr4" draw:text-style-name="P46" svg:width="1.271cm" svg:height="1.271cm" svg:x="17.251cm" svg:y="3.106cm"><text:p/></draw:rect>1<text:span text:style-name="T19"> </text:span>+<text:span text:style-name="T20"> </text:span>1<text:span text:style-name="T20"> </text:span>=</text:p>
        <text:p text:style-name="P40">9<text:span text:style-name="T19"> </text:span>+<text:span text:style-name="T20"> </text:span>9<text:span text:style-name="T20"> </text:span>=</text:p>
        <text:p text:style-name="P40">6<text:span text:style-name="T19"> </text:span>+<text:span text:style-name="T20"> </text:span>6<text:span text:style-name="T20"> </text:span>=</text:p>
      </text:section>
      <text:section text:style-name="Sect1" text:name="Section10">
        <text:p text:style-name="P35"/>
        <text:p text:style-name="P35"/>
        <text:p text:style-name="P35"/>
        <text:p text:style-name="P35"/>
        <text:p text:style-name="P35"/>
      </text:section>
      <text:section text:style-name="Sect3" text:name="Section11">
        <text:p text:style-name="P41"><draw:rect text:anchor-type="char" draw:z-index="34" draw:style-name="gr4" draw:text-style-name="P46" svg:width="1.271cm" svg:height="1.271cm" svg:x="10.954cm" svg:y="-2.979cm"><text:p/></draw:rect><draw:rect text:anchor-type="char" draw:z-index="35" draw:style-name="gr4" draw:text-style-name="P46" svg:width="1.271cm" svg:height="1.271cm" svg:x="17.251cm" svg:y="-2.977cm"><text:p/></draw:rect><draw:rect text:anchor-type="char" draw:z-index="36" draw:style-name="gr4" draw:text-style-name="P46" svg:width="1.271cm" svg:height="1.271cm" svg:x="4.577cm" svg:y="0.062cm"><text:p/></draw:rect>5<text:span text:style-name="T19"> </text:span>+<text:span text:style-name="T20"> </text:span>5<text:span text:style-name="T20"> </text:span>=</text:p>
        <text:p text:style-name="P42">6<text:span text:style-name="T19"> </text:span>+<text:span text:style-name="T20"> </text:span>6<text:span text:style-name="T20"> </text:span>=</text:p>
        <text:p text:style-name="P42">4<text:span text:style-name="T19"> </text:span>+<text:span text:style-name="T20"> </text:span>4<text:span text:style-name="T20"> </text:span>=</text:p>
      </text:section>
      <text:p text:style-name="P44"><draw:rect text:anchor-type="char" draw:z-index="3" draw:style-name="gr3" draw:text-style-name="P46" svg:width="1.271cm" svg:height="1.271cm" svg:x="4.577cm" svg:y="6.376cm"><text:p/></draw:rect><draw:rect text:anchor-type="char" draw:z-index="4" draw:style-name="gr3" draw:text-style-name="P46" svg:width="1.271cm" svg:height="1.271cm" svg:x="10.954cm" svg:y="6.376cm"><text:p/></draw:rect><draw:rect text:anchor-type="char" draw:z-index="5" draw:style-name="gr3" draw:text-style-name="P46" svg:width="1.271cm" svg:height="1.271cm" svg:x="17.251cm" svg:y="6.376cm"><text:p/></draw:rect><draw:rect text:anchor-type="char" draw:z-index="6" draw:style-name="gr3" draw:text-style-name="P46" svg:width="1.271cm" svg:height="1.271cm" svg:x="4.577cm" svg:y="9.419cm"><text:p/></draw:rect><draw:rect text:anchor-type="char" draw:z-index="7" draw:style-name="gr3" draw:text-style-name="P46" svg:width="1.271cm" svg:height="1.271cm" svg:x="10.954cm" svg:y="9.419cm"><text:p/></draw:rect><draw:rect text:anchor-type="char" draw:z-index="8" draw:style-name="gr3" draw:text-style-name="P46" svg:width="1.271cm" svg:height="1.271cm" svg:x="17.251cm" svg:y="9.417cm"><text:p/></draw:rect><draw:rect text:anchor-type="char" draw:z-index="9" draw:style-name="gr3" draw:text-style-name="P46" svg:width="1.271cm" svg:height="1.271cm" svg:x="4.577cm" svg:y="12.462cm"><text:p/></draw:rect><draw:rect text:anchor-type="char" draw:z-index="10" draw:style-name="gr3" draw:text-style-name="P46" svg:width="1.271cm" svg:height="1.271cm" svg:x="10.954cm" svg:y="12.462cm"><text:p/></draw:rect><draw:rect text:anchor-type="char" draw:z-index="11" draw:style-name="gr3" draw:text-style-name="P46" svg:width="1.271cm" svg:height="1.271cm" svg:x="17.251cm" svg:y="12.462cm"><text:p/></draw:rect><draw:rect text:anchor-type="char" draw:z-index="12" draw:style-name="gr3" draw:text-style-name="P46" svg:width="1.271cm" svg:height="1.271cm" svg:x="4.577cm" svg:y="15.503cm"><text:p/></draw:rect><draw:rect text:anchor-type="char" draw:z-index="13" draw:style-name="gr3" draw:text-style-name="P46" svg:width="1.271cm" svg:height="1.271cm" svg:x="10.954cm" svg:y="15.503cm"><text:p/></draw:rect><draw:rect text:anchor-type="char" draw:z-index="14" draw:style-name="gr3" draw:text-style-name="P46" svg:width="1.271cm" svg:height="1.271cm" svg:x="17.251cm" svg:y="15.505cm"><text:p/></draw:rect><draw:rect text:anchor-type="char" draw:z-index="15" draw:style-name="gr3" draw:text-style-name="P46" svg:width="1.271cm" svg:height="1.271cm" svg:x="4.577cm" svg:y="18.546cm"><text:p/></draw:rect><draw:rect text:anchor-type="char" draw:z-index="16" draw:style-name="gr3" draw:text-style-name="P46" svg:width="1.271cm" svg:height="1.271cm" svg:x="10.954cm" svg:y="18.546cm"><text:p/></draw:rect><draw:rect text:anchor-type="char" draw:z-index="17" draw:style-name="gr3" draw:text-style-name="P46" svg:width="1.271cm" svg:height="1.271cm" svg:x="17.251cm" svg:y="18.546cm"><text:p/></draw:rect><draw:rect text:anchor-type="char" draw:z-index="18" draw:style-name="gr3" draw:text-style-name="P46" svg:width="1.271cm" svg:height="1.271cm" svg:x="4.577cm" svg:y="21.588cm"><text:p/></draw:rect><draw:rect text:anchor-type="char" draw:z-index="19" draw:style-name="gr3" draw:text-style-name="P46" svg:width="1.271cm" svg:height="1.271cm" svg:x="10.954cm" svg:y="21.588cm"><text:p/></draw:rect><draw:rect text:anchor-type="char" draw:z-index="20" draw:style-name="gr3" draw:text-style-name="P46" svg:width="1.271cm" svg:height="1.271cm" svg:x="17.251cm" svg:y="21.588cm"><text:p/></draw:rect></text:p>
      <text:p text:style-name="P35"/>
      <text:p text:style-name="P35"/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<text:span text:style-name="T16">Answers</text:span></text:p>
          </table:table-cell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"><text:span text:style-name="T21">5</text:span><text:span text:style-name="T22"> </text:span><text:span text:style-name="T21">+ 5</text:span><text:span text:style-name="T22"> </text:span><text:span text:style-name="T21">=</text:span></text:p>
          </table:table-cell>
          <table:table-cell table:style-name="Table1.A1" office:value-type="string">
            <text:p text:style-name="P8"><text:span text:style-name="T23">10</text:span></text:p>
          </table:table-cell>
          <table:table-cell table:style-name="Table1.A1" office:value-type="string">
            <text:p text:style-name="P10"><text:span text:style-name="T21">6</text:span><text:span text:style-name="T22"> </text:span><text:span text:style-name="T21">+ 6</text:span><text:span text:style-name="T22"> </text:span><text:span text:style-name="T21">=</text:span></text:p>
          </table:table-cell>
          <table:table-cell table:style-name="Table1.A1" office:value-type="string">
            <text:p text:style-name="P13"><text:span text:style-name="T23">12</text:span></text:p>
          </table:table-cell>
          <table:table-cell table:style-name="Table1.A1" office:value-type="string">
            <text:p text:style-name="P16"><text:span text:style-name="T21">4</text:span><text:span text:style-name="T22"> </text:span><text:span text:style-name="T21">+ 4</text:span><text:span text:style-name="T22"> </text:span><text:span text:style-name="T21">=</text:span></text:p>
          </table:table-cell>
          <table:table-cell table:style-name="Table1.A1" office:value-type="string">
            <text:p text:style-name="P19"><text:span text:style-name="T24">8</text:span></text:p>
          </table:table-cell>
        </table:table-row>
        <table:table-row table:style-name="Table1.3">
          <table:table-cell table:style-name="Table1.A1" office:value-type="string">
            <text:p text:style-name="P3"/>
            <text:p text:style-name="P6"><text:span text:style-name="T21">2</text:span><text:span text:style-name="T22"> </text:span><text:span text:style-name="T21">+ 2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2"><text:span text:style-name="T24">4</text:span></text:p>
          </table:table-cell>
          <table:table-cell table:style-name="Table1.A1" office:value-type="string">
            <text:p text:style-name="P3"/>
            <text:p text:style-name="P11"><text:span text:style-name="T21">1</text:span><text:span text:style-name="T22"> </text:span><text:span text:style-name="T21">+ 1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4"><text:span text:style-name="T24">2</text:span></text:p>
          </table:table-cell>
          <table:table-cell table:style-name="Table1.A1" office:value-type="string">
            <text:p text:style-name="P3"/>
            <text:p text:style-name="P17"><text:span text:style-name="T21">9</text:span><text:span text:style-name="T22"> </text:span><text:span text:style-name="T21">+ 9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5"><text:span text:style-name="T23">18</text:span></text:p>
          </table:table-cell>
        </table:table-row>
        <table:table-row table:style-name="Table1.3">
          <table:table-cell table:style-name="Table1.A1" office:value-type="string">
            <text:p text:style-name="P3"/>
            <text:p text:style-name="P7"><text:span text:style-name="T21">3</text:span><text:span text:style-name="T22"> </text:span><text:span text:style-name="T21">+ 3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3"><text:span text:style-name="T24">6</text:span></text:p>
          </table:table-cell>
          <table:table-cell table:style-name="Table1.A1" office:value-type="string">
            <text:p text:style-name="P3"/>
            <text:p text:style-name="P12"><text:span text:style-name="T21">8</text:span><text:span text:style-name="T22"> </text:span><text:span text:style-name="T21">+ 8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14"><text:span text:style-name="T23">16</text:span></text:p>
          </table:table-cell>
          <table:table-cell table:style-name="Table1.A1" office:value-type="string">
            <text:p text:style-name="P3"/>
            <text:p text:style-name="P18"><text:span text:style-name="T21">5</text:span><text:span text:style-name="T22"> </text:span><text:span text:style-name="T21">+ 5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6"><text:span text:style-name="T23">10</text:span></text:p>
          </table:table-cell>
        </table:table-row>
        <table:table-row table:style-name="Table1.5">
          <table:table-cell table:style-name="Table1.A1" office:value-type="string">
            <text:p text:style-name="P3"/>
            <text:p text:style-name="P6"><text:span text:style-name="T21">0</text:span><text:span text:style-name="T22"> </text:span><text:span text:style-name="T21">+ 0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2"><text:span text:style-name="T24">0</text:span></text:p>
          </table:table-cell>
          <table:table-cell table:style-name="Table1.A1" office:value-type="string">
            <text:p text:style-name="P3"/>
            <text:p text:style-name="P11"><text:span text:style-name="T21">7</text:span><text:span text:style-name="T22"> </text:span><text:span text:style-name="T21">+ 7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15"><text:span text:style-name="T23">14</text:span></text:p>
          </table:table-cell>
          <table:table-cell table:style-name="Table1.A1" office:value-type="string">
            <text:p text:style-name="P3"/>
            <text:p text:style-name="P17"><text:span text:style-name="T21">2</text:span><text:span text:style-name="T22"> </text:span><text:span text:style-name="T21">+ 2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0"><text:span text:style-name="T24">4</text:span></text:p>
          </table:table-cell>
        </table:table-row>
        <table:table-row table:style-name="Table1.3">
          <table:table-cell table:style-name="Table1.A1" office:value-type="string">
            <text:p text:style-name="P3"/>
            <text:p text:style-name="P6"><text:span text:style-name="T21">1</text:span><text:span text:style-name="T22"> </text:span><text:span text:style-name="T21">+ 1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2"><text:span text:style-name="T24">2</text:span></text:p>
          </table:table-cell>
          <table:table-cell table:style-name="Table1.A1" office:value-type="string">
            <text:p text:style-name="P3"/>
            <text:p text:style-name="P11"><text:span text:style-name="T21">9</text:span><text:span text:style-name="T22"> </text:span><text:span text:style-name="T21">+ 9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15"><text:span text:style-name="T23">18</text:span></text:p>
          </table:table-cell>
          <table:table-cell table:style-name="Table1.A1" office:value-type="string">
            <text:p text:style-name="P3"/>
            <text:p text:style-name="P17"><text:span text:style-name="T21">6</text:span><text:span text:style-name="T22"> </text:span><text:span text:style-name="T21">+ 6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7"><text:span text:style-name="T23">12</text:span></text:p>
          </table:table-cell>
        </table:table-row>
        <table:table-row table:style-name="Table1.7">
          <table:table-cell table:style-name="Table1.A1" office:value-type="string">
            <text:p text:style-name="P3"/>
            <text:p text:style-name="P7"><text:span text:style-name="T21">5</text:span><text:span text:style-name="T22"> </text:span><text:span text:style-name="T21">+ 5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9"><text:span text:style-name="T23">10</text:span></text:p>
          </table:table-cell>
          <table:table-cell table:style-name="Table1.A1" office:value-type="string">
            <text:p text:style-name="P3"/>
            <text:p text:style-name="P12"><text:span text:style-name="T21">6</text:span><text:span text:style-name="T22"> </text:span><text:span text:style-name="T21">+ 6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14"><text:span text:style-name="T23">12</text:span></text:p>
          </table:table-cell>
          <table:table-cell table:style-name="Table1.A1" office:value-type="string">
            <text:p text:style-name="P3"/>
            <text:p text:style-name="P18"><text:span text:style-name="T21">4</text:span><text:span text:style-name="T22"> </text:span><text:span text:style-name="T21">+ 4</text:span><text:span text:style-name="T22"> </text:span><text:span text:style-name="T21">=</text:span></text:p>
          </table:table-cell>
          <table:table-cell table:style-name="Table1.A1" office:value-type="string">
            <text:p text:style-name="P3"/>
            <text:p text:style-name="P21"><text:span text:style-name="T24">8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1" fo:font-family="Arial" style:font-family-generic="roman" style:font-pitch="variable" fo:language="en" fo:country="U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1" fo:font-family="Arial" style:font-family-generic="roman" style:font-pitch="variable" fo:font-size="16pt" fo:language="en" fo:country="US" fo:font-weight="bold" style:font-name-asian="Arial2" style:font-family-asian="Arial" style:font-family-generic-asian="system" style:font-pitch-asian="variabl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default-outline-level="" style:class="chapter">
      <style:paragraph-properties fo:margin-left="0.035cm" fo:margin-right="0cm" fo:margin-top="0.014cm" fo:margin-bottom="0cm" loext:contextual-spacing="false" fo:text-indent="0cm" style:auto-text-indent="false"/>
      <style:text-properties style:font-name="Arial1" fo:font-family="Arial" style:font-family-generic="roman" style:font-pitch="variable" fo:font-size="18pt" fo:language="en" fo:country="US" fo:font-weight="bold" style:font-name-asian="Arial2" style:font-family-asian="Arial" style:font-family-generic-asian="system" style:font-pitch-asian="variable" style:font-size-asian="18pt" style:language-asian="en" style:country-asian="US" style:font-weight-asian="bold" style:font-name-complex="Arial2" style:font-family-complex="Arial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1" fo:font-family="Arial" style:font-family-generic="roman" style:font-pitch="variable" fo:language="en" fo:country="U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ff" style:font-name="Arial MT" fo:font-family="'Arial MT'" style:font-family-generic="roman" style:font-pitch="variable" fo:font-size="10pt" style:text-underline-style="solid" style:text-underline-width="auto" style:text-underline-color="#0000ff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Frame_20_contents">
      <style:paragraph-properties fo:margin-left="0.035cm" fo:margin-right="0cm" fo:margin-top="0.014cm" fo:margin-bottom="0cm" loext:contextual-spacing="false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0cm" fo:margin-top="0.494cm" fo:margin-bottom="0cm" loext:contextual-spacing="false" fo:text-align="start" style:justify-single-word="false" fo:text-indent="0cm" style:auto-text-indent="false"/>
    </style:style>
    <style:style style:name="MT1" style:family="text">
      <style:text-properties fo:color="#1f487c" fo:font-size="18pt" fo:font-weight="bold" style:font-size-asian="18pt" style:font-weight-asian="bold"/>
    </style:style>
    <style:style style:name="MT2" style:family="text">
      <style:text-properties fo:color="#1f487c" fo:font-size="18pt" fo:letter-spacing="-0.004cm" fo:font-weight="bold" style:font-size-asian="18pt" style:font-weight-asian="bold"/>
    </style:style>
    <style:style style:name="MT3" style:family="text">
      <style:text-properties fo:color="#1f487c" style:font-name="Arial MT" fo:font-size="12pt" style:font-size-asian="12pt"/>
    </style:style>
    <style:style style:name="MT4" style:family="text">
      <style:text-properties fo:color="#1f487c" style:font-name="Arial MT" fo:font-size="12pt" fo:letter-spacing="-0.005cm" style:font-size-asian="12pt"/>
    </style:style>
    <style:style style:name="MT5" style:family="text">
      <style:text-properties fo:color="#1f487c" style:font-name="Arial MT" fo:font-size="12pt" fo:letter-spacing="-0.009cm" style:font-size-asian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draw:stroke="solid" svg:stroke-width="0.053cm" svg:stroke-color="#1f487c" draw:stroke-linejoin="round" draw:fill="solid" draw:fill-color="#ffffff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6cm" svg:stroke-color="#497dba" draw:stroke-linejoin="round" draw:fill="solid" draw:fill-color="#ffffff" draw:textarea-horizontal-align="center" draw:textarea-vertical-align="top" fo:padding-top="0.012cm" fo:padding-bottom="0.012cm" fo:padding-left="0.012cm" fo:padding-right="0.012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762cm" fo:margin-bottom="1.06cm" fo:margin-left="2.258cm" fo:margin-right="2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84cm" fo:margin-left="0cm" fo:margin-right="0cm" fo:margin-bottom="2.385cm" style:dynamic-spacing="true"/>
      </style:header-style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246cm" fo:margin-bottom="1.411cm" fo:margin-left="2.258cm" fo:margin-right="2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762cm" fo:margin-bottom="1.06cm" fo:margin-left="2.258cm" fo:margin-right="2.787cm" style:writing-mode="lr-tb" style:layout-grid-color="#c0c0c0" style:layout-grid-lines="232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84cm" fo:margin-left="0cm" fo:margin-right="0cm" fo:margin-bottom="2.385cm" style:dynamic-spacing="true"/>
      </style:header-style>
      <style:footer-style>
        <style:header-footer-properties fo:min-height="0.351cm" fo:margin-left="0cm" fo:margin-right="0cm" fo:margin-top="0.2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4.005cm" svg:y="-0.088cm" svg:width="2.353cm" svg:height="2.353cm" draw:z-index="39"><draw:image xlink:href="Pictures/10000201000001F4000001F485AA3BABE9B0AC27.png" xlink:type="simple" xlink:show="embed" xlink:actuate="onLoad" loext:mime-type="image/png"/></draw:frame><draw:line text:anchor-type="char" draw:z-index="0" draw:style-name="Mgr1" draw:text-style-name="MP2" svg:x1="2.54cm" svg:y1="3.221cm" svg:x2="20.108cm" svg:y2="3.221cm"><text:p/></draw:line><draw:frame draw:style-name="Mfr2" text:anchor-type="char" svg:x="2.506cm" svg:y="2.238cm" svg:width="5.394cm" svg:height="1.76cm" draw:z-index="1"><draw:text-box><text:p text:style-name="MP3"><text:span text:style-name="MT1">Adding</text:span><text:span text:style-name="MT2"> </text:span><text:span text:style-name="MT1">doubles</text:span></text:p><text:p text:style-name="MP4"><text:span text:style-name="MT3">Grade</text:span><text:span text:style-name="MT4"> </text:span><text:span text:style-name="MT3">1 Addition</text:span><text:span text:style-name="MT5"> </text:span><text:span text:style-name="MT3">Worksheet</text:span></text:p></draw:text-box></draw:frame></text:p>
      </style:header>
      <style:footer>
        <text:p text:style-name="MP1"><draw:line text:anchor-type="char" draw:z-index="2" draw:style-name="Mgr2" draw:text-style-name="MP2" svg:x1="2.54cm" svg:y1="26.398cm" svg:x2="18.971cm" svg:y2="26.504cm"><text:p/></draw:lin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><draw:frame draw:style-name="Mfr1" draw:name="Image2" text:anchor-type="paragraph" svg:x="14.005cm" svg:y="-0.088cm" svg:width="2.353cm" svg:height="2.353cm" draw:z-index="40"><draw:image xlink:href="Pictures/10000201000001F4000001F485AA3BABE9B0AC27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5 Learning</meta:initial-creator>
    <meta:keyword>addition</meta:keyword>
    <meta:keyword>adding</meta:keyword>
    <meta:keyword>doubles</meta:keyword>
    <meta:keyword>grade</meta:keyword>
    <meta:keyword>1</meta:keyword>
    <meta:keyword>math</meta:keyword>
    <meta:keyword>worksheet</meta:keyword>
    <dc:subject>Grade 1 Addition worksheet: Adding doubles</dc:subject>
    <dc:title>Adding doubles</dc:title>
    <meta:creation-date>2024-08-16T04:21:07</meta:creation-date>
    <dc:date>2024-08-22T16:04:10.470000000</dc:date>
    <meta:editing-duration>PT57S</meta:editing-duration>
    <meta:generator>Neat_Office/6.2.8.2$Windows_x86 LibreOffice_project/</meta:generator>
    <meta:editing-cycles>1</meta:editing-cycles>
    <meta:document-statistic meta:table-count="1" meta:image-count="2" meta:object-count="0" meta:page-count="2" meta:paragraph-count="58" meta:word-count="176" meta:character-count="361" meta:non-whitespace-character-count="243"/>
    <meta:user-defined meta:name="AppVersion">12.0000</meta:user-defined>
    <meta:user-defined meta:name="Created" meta:value-type="date">2019-02-03T00:00:00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4-08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